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24-02-0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23-02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22-09-1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22-01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20-09-30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20-01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9-09-16 0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9-05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9-04-24 1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9-02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8-09-20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8-05-0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8-01-23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7-09-20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7-05-03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7-02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6-10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6-05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6-02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5-10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5-05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5-01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4-09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4-05-21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4-02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3-10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59</text:p>
          </table:table-cell>
          <table:table-cell office:value-type="string" calcext:value-type="string">
            <text:p>GARWELL-013</text:p>
          </table:table-cell>
          <table:table-cell office:value-type="string" calcext:value-type="string">
            <text:p>2013-06-1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